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0dbace"/>
    </style:style>
    <style:style style:name="P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8aa6f" officeooo:paragraph-rsid="001d7925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bc816" officeooo:paragraph-rsid="0008aa6f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bc816" officeooo:paragraph-rsid="0008aa6f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bc816" officeooo:paragraph-rsid="000bc81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e38c1" officeooo:paragraph-rsid="000e38c1" style:font-size-asian="10pt" style:font-size-complex="10pt"/>
    </style:style>
    <style:style style:name="P1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0e38c1" officeooo:paragraph-rsid="000e38c1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bc81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bc816" officeooo:paragraph-rsid="000bc816"/>
    </style:style>
    <style:style style:name="P16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-0.6cm" style:auto-text-indent="false" style:page-number="auto" fo:background-color="transparent">
        <style:tab-stops>
          <style:tab-stop style:position="-0.586cm"/>
        </style:tab-stops>
      </style:paragraph-properties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7" style:family="paragraph" style:parent-style-name="Standard" style:list-style-name="L2" style:master-page-name="">
      <loext:graphic-properties draw:fill="none"/>
      <style:paragraph-properties fo:text-align="start" style:justify-single-word="false" style:page-number="auto" fo:background-color="transparent"/>
      <style:text-properties style:font-name="Open Sans" fo:font-size="10pt" style:text-underline-style="none" officeooo:rsid="000e38c1" officeooo:paragraph-rsid="000645a6" style:font-size-asian="10pt" style:font-size-complex="10pt"/>
    </style:style>
    <style:style style:name="T1" style:family="text">
      <style:text-properties style:font-name="Open Sans" fo:font-size="10pt" style:text-underline-style="none" style:font-size-asian="10pt" style:font-size-complex="10pt"/>
    </style:style>
    <style:style style:name="T2" style:family="text">
      <style:text-properties style:font-name="Open Sans" fo:font-size="10pt" style:text-underline-style="none" officeooo:rsid="000bc816" style:font-size-asian="10pt" style:font-size-complex="10pt"/>
    </style:style>
    <style:style style:name="T3" style:family="text">
      <style:text-properties style:font-name="Open Sans" fo:font-size="10pt" style:text-underline-style="none" officeooo:rsid="000e38c1" style:font-size-asian="10pt" style:font-size-complex="10pt"/>
    </style:style>
    <style:style style:name="T4" style:family="text">
      <style:text-properties style:font-name="Open Sans" fo:font-size="10pt" style:text-underline-style="none" officeooo:rsid="000dbace" style:font-size-asian="10pt" style:font-size-complex="10pt"/>
    </style:style>
    <style:style style:name="T5" style:family="text">
      <style:text-properties style:font-name="Open Sans" fo:font-size="10pt" style:text-underline-style="none" officeooo:rsid="0017b7a3" style:font-size-asian="10pt" style:font-size-complex="10pt"/>
    </style:style>
    <style:style style:name="T6" style:family="text">
      <style:text-properties style:font-name="Open Sans" fo:font-size="10pt" style:text-underline-style="none" fo:font-weight="bold" officeooo:rsid="000bc816" style:font-size-asian="10pt" style:font-weight-asian="bold" style:font-size-complex="10pt" style:font-weight-complex="bold"/>
    </style:style>
    <style:style style:name="T7" style:family="text">
      <style:text-properties style:font-name="Open Sans" fo:font-size="10pt" style:text-underline-style="none" fo:font-weight="normal" officeooo:rsid="000bc816" style:font-size-asian="10pt" style:font-weight-asian="normal" style:font-size-complex="10pt" style:font-weight-complex="normal"/>
    </style:style>
    <style:style style:name="T8" style:family="text">
      <style:text-properties officeooo:rsid="000bc816"/>
    </style:style>
    <style:style style:name="T9" style:family="text">
      <style:text-properties fo:font-weight="bold" officeooo:rsid="000e38c1" style:font-weight-asian="bold" style:font-weight-complex="bold"/>
    </style:style>
    <style:style style:name="T10" style:family="text">
      <style:text-properties fo:font-weight="normal" officeooo:rsid="000e38c1" style:font-weight-asian="normal" style:font-weight-complex="normal"/>
    </style:style>
    <style:style style:name="T11" style:family="text">
      <style:text-properties officeooo:rsid="000dbace"/>
    </style:style>
    <style:style style:name="T12" style:family="text">
      <style:text-properties officeooo:rsid="000e38c1"/>
    </style:style>
    <style:style style:name="T13" style:family="text">
      <style:text-properties officeooo:rsid="00117162"/>
    </style:style>
    <style:style style:name="T14" style:family="text">
      <style:text-properties officeooo:rsid="0011b81f"/>
    </style:style>
    <style:style style:name="T15" style:family="text">
      <style:text-properties officeooo:rsid="00135509"/>
    </style:style>
    <style:style style:name="T16" style:family="text">
      <style:text-properties officeooo:rsid="0014ec25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1ef8b"/>
    </style:style>
    <style:style style:name="T19" style:family="text">
      <style:text-properties officeooo:rsid="002781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9">1.1</text:span></text:p>
      <text:p text:style-name="P1"/>
      <text:p text:style-name="P1">Nom : <text:span text:style-name="T8">S’inscrire</text:span></text:p>
      <text:p text:style-name="P1"/>
      <text:p text:style-name="P1">Acteur(s) : <text:span text:style-name="T16">Client</text:span></text:p>
      <text:p text:style-name="P1"/>
      <text:p text:style-name="P1">Description : <text:span text:style-name="T8">Le client doit pouvoir s’inscrire afin de pouvoir se connecter</text:span></text:p>
      <text:p text:style-name="P1"/>
      <text:p text:style-name="P1">Auteur : <text:span text:style-name="T15">Damien Ramelet</text:span></text:p>
      <text:p text:style-name="P1"/>
      <text:p text:style-name="P1">Date : <text:span text:style-name="T14">28/05/2020</text:span></text:p>
      <text:p text:style-name="P1"/>
      <text:p text:style-name="P1">Pré-conditions : <text:span text:style-name="T8">Aucune</text:span></text:p>
      <text:p text:style-name="P1"/>
      <text:p text:style-name="P1">Démarrage : <text:span text:style-name="T8">L’utilisateur a demandé la page d’inscription</text:span></text:p>
      <text:list xml:id="list2257758715" text:style-name="L1">
        <text:list-header>
          <text:p text:style-name="P10"/>
          <text:p text:style-name="P16">Scénario nominal :</text:p>
        </text:list-header>
        <text:list-item>
          <text:p text:style-name="P11">Le système affiche un formulaire d’inscription</text:p>
        </text:list-item>
        <text:list-item>
          <text:p text:style-name="P11">L’utilisateur rempli les champs du formulaire et valide</text:p>
        </text:list-item>
        <text:list-item>
          <text:p text:style-name="P11">Le système vérifie que tous les champs obligatoire<text:span text:style-name="T13">s</text:span> sont remplis <text:span text:style-name="T11">et les valeurs conformes.</text:span></text:p>
        </text:list-item>
        <text:list-item>
          <text:p text:style-name="P12">Le système vérifie que les données ne correspondent à aucun utilisateur inscrit</text:p>
        </text:list-item>
        <text:list-item>
          <text:p text:style-name="P14"><text:span text:style-name="T2">Le système e</text:span><text:span text:style-name="T7">nvoi </text:span><text:span text:style-name="T2">un message électronique avec un lien hypertexte à l’utilisateur afin de valider l’inscription</text:span></text:p>
        </text:list-item>
        <text:list-item>
          <text:p text:style-name="P15"><text:span text:style-name="T1">L’utilisateur </text:span><text:span text:style-name="T5">valide</text:span><text:span text:style-name="T1"> son inscription</text:span></text:p>
        </text:list-item>
        <text:list-item>
          <text:p text:style-name="P11">Le système enregistre les données de l’utilisateur</text:p>
        </text:list-item>
        <text:list-item>
          <text:p text:style-name="P14"><text:span text:style-name="T2">Le système affiche un formulaire d’authentification. Déclenchement du cas d’utilisation « </text:span><text:span text:style-name="T6">S’authentifier </text:span><text:span text:style-name="T7">»</text:span></text:p>
        </text:list-item>
      </text:list>
      <text:p text:style-name="P2"/>
      <text:p text:style-name="P3">Scénario d’erreur :</text:p>
      <text:p text:style-name="P9">3a. Tous les champs ne sont pas remplis. Le système affiche un message d’erreur. Retour à l’étape 2.</text:p>
      <text:p text:style-name="P6"><text:span text:style-name="T4">3b. Les d</text:span><text:span text:style-name="T3">onnées de l’utilisateur</text:span><text:span text:style-name="T4"> ne sont pas conformes. Le système affiche un message d’erreur. Retour à l’étape 2.</text:span></text:p>
      <text:p text:style-name="P7"><text:span text:style-name="T12">4a. Les données correspondent à un utilisateur déjà inscrit. Le système affiche un message d’erreur. Le système propose à l’utilisateur de s’authentifier. Déclenchement du cas d’utilisation «</text:span><text:span text:style-name="T9"> S’authentifier </text:span><text:span text:style-name="T10">».</text:span></text:p>
      <text:p text:style-name="P8">6a. L’utilisateur n’a pas validé son inscription, le lien hypertexte a expiré. L’inscription n’est pas enregistrée.</text:p>
      <text:p text:style-name="P5"/>
      <text:p text:style-name="P2">Fin :</text:p>
      <text:p text:style-name="P4">Scénario nominal : <text:span text:style-name="T12">L’inscription de l’utilisateur est enregistrée. Déclenchement du cas d’utilisation «</text:span><text:span text:style-name="T9"> S’authentifier </text:span><text:span text:style-name="T10">».</text:span></text:p>
      <text:p text:style-name="P4">Scénario d’exception :</text:p>
      <text:list xml:id="list1990886399" text:style-name="L2">
        <text:list-item>
          <text:p text:style-name="P17">L’utilisateur quitte le formulaire d’inscription sans le compléter.</text:p>
        </text:list-item>
        <text:list-item>
          <text:p text:style-name="P13">L’utilisateur n’a pas validé son inscription, le lien hypertexte a expiré. L’inscription n’est pas enregistrée.</text:p>
        </text:list-item>
      </text:list>
      <text:p text:style-name="P4"/>
      <text:p text:style-name="P1"><text:span text:style-name="T17">Post-conditions : </text:span><text:span text:style-name="T18">L’utilisateur est inscrit avec succès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39:50.800000000</meta:creation-date>
    <meta:editing-duration>PT5M38S</meta:editing-duration>
    <meta:editing-cycles>3</meta:editing-cycles>
    <meta:generator>LibreOffice/6.3.1.2$Windows_X86_64 LibreOffice_project/b79626edf0065ac373bd1df5c28bd630b4424273</meta:generator>
    <dc:date>2020-06-02T20:26:00.185000000</dc:date>
    <meta:document-statistic meta:table-count="0" meta:image-count="0" meta:object-count="0" meta:page-count="1" meta:paragraph-count="28" meta:word-count="267" meta:character-count="1789" meta:non-whitespace-character-count="1560"/>
  </office:meta>
</office:document-meta>
</file>